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05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requently asked questions (FAQ)</text:h>
      <text:p text:style-name="Standard"><text:span text:style-name="T2">Q</text:span>: Why don't you blur the images, like in the preview?</text:p>
      <text:p text:style-name="Standard"><text:span text:style-name="T2">A</text:span>: Simply <text:span text:style-name="T1">blurring</text:span> an image is not quite enough. In <text:span text:style-name="T1">blurred</text:span> images, enough information remains to recover most of it's details. <text:span text:style-name="T1">Therefore</text:span> we only use coarse mosaic patterns and plain <text:span text:style-name="T1">colours</text:span> to securely prevent a recovery of the anonymised portions of an image. </text:p>
      <text:p text:style-name="Standard"/>
      <text:p text:style-name="Standard"><text:span text:style-name="T2">Q</text:span>: What happens to my image's meta-data (e.g. EXIF-tables)?</text:p>
      <text:p text:style-name="Standard"><text:span text:style-name="T2">A</text:span>: The application creates a new image internally, which only uses the images visual data. All other data, including meta data, is lost in the process (see <office:annotation office:name="__Annotation__1041_1733192627"><dc:creator>Unknown Author</dc:creator><dc:date>2019-01-26T13:04:04.872000000</dc:date><text:p text:style-name="P1"><text:span text:style-name="T4">Will be linked to image analysis page</text:span></text:p></office:annotation>image analysis<office:annotation-end office:name="__Annotation__1041_1733192627"/>).</text:p>
      <text:p text:style-name="Standard"/>
      <text:p text:style-name="Standard"><text:span text:style-name="T2">Q</text:span>: Why do you provide this application?</text:p>
      <text:p text:style-name="Standard"><text:span text:style-name="T2">A</text:span>: Read what we're writing <office:annotation office:name="__Annotation__1042_1733192627"><dc:creator>Unknown Author</dc:creator><dc:date>2019-01-26T13:04:21.557000000</dc:date><text:p text:style-name="P1"><text:span text:style-name="T4">Will be linked to about page</text:span></text:p></office:annotation>about us<office:annotation-end office:name="__Annotation__1042_1733192627"/>.</text:p>
      <text:p text:style-name="Standard"/>
      <text:p text:style-name="Standard"><text:span text:style-name="T2">Q</text:span>: Https is not secure enough for me! Can I use ImageVeil via <office:annotation office:name="__Annotation__1043_1733192627"><dc:creator>Unknown Author</dc:creator><dc:date>2019-01-26T13:04:39.743000000</dc:date><text:p text:style-name="P1"><text:span text:style-name="T4">Will be linked to torproject.org</text:span></text:p></office:annotation>Tor<office:annotation-end office:name="__Annotation__1043_1733192627"/>?</text:p>
      <text:p text:style-name="Standard"><text:span text:style-name="T2">A</text:span>: Yes! We have a Tor service on <text:span text:style-name="T1"><office:annotation office:name="__Annotation__1044_1733192627"><dc:creator>Unknown Author</dc:creator><dc:date>2019-01-26T13:05:02.577000000</dc:date><text:p text:style-name="P1"><text:span text:style-name="T4">Will be linked to ImageVeil Tor hidden service</text:span></text:p></office:annotation></text:span><text:span text:style-name="T1">(...)</text:span><office:annotation-end office:name="__Annotation__1044_1733192627"/>.</text:p>
      <text:p text:style-name="Standard"/>
      <text:p text:style-name="Standard"><text:span text:style-name="T2">Q</text:span>: Do you use tracking software?</text:p>
      <text:p text:style-name="Standard"><text:span text:style-name="T2">A</text:span>: No. We only save date and time of an editing process to maintain an overview on how well ImageVeil is received. We use <text:span text:style-name="T3">no</text:span> trackers, <text:span text:style-name="T3">no</text:span> Facebook-, Twitter-, or Google-plugins and <text:span text:style-name="T3">no </text:span>advertisement network.</text:p>
      <text:p text:style-name="Standard"/>
      <text:p text:style-name="Standard"><text:span text:style-name="T2">Q</text:span>: Is my image safe with you?</text:p>
      <text:p text:style-name="Standard"><text:span text:style-name="T2">A</text:span>: Yes. It will be in our server's memory briefly while being edited and deleted immediately afterwards. In the meantime we cannot access your image.</text:p>
      <text:p text:style-name="Standard"/>
      <text:p text:style-name="Standard"><text:span text:style-name="T2">Q</text:span>: Can I contribute?</text:p>
      <text:p text:style-name="Standard"><text:span text:style-name="T2">A</text:span>: Sure! If you know Kotlin or Javascript, you can make a pull request on <office:annotation office:name="__Annotation__1045_1733192627"><dc:creator>Unknown Author</dc:creator><dc:date>2019-01-26T13:05:42.491000000</dc:date><text:p text:style-name="P1"><text:span text:style-name="T4">Will be linked to ImageVeil Github repository</text:span></text:p></office:annotation>Github<office:annotation-end office:name="__Annotation__1045_1733192627"/>. You can also report errors and suggest improvements. Use our <office:annotation office:name="__Annotation__1046_1733192627"><dc:creator>Unknown Author</dc:creator><dc:date>2019-01-26T13:06:02.008000000</dc:date><text:p text:style-name="P1"><text:span text:style-name="T4">Will be linked to contact page</text:span></text:p></office:annotation>contact form<office:annotation-end office:name="__Annotation__1046_1733192627"/>.</text:p>
      <text:p text:style-name="Standard"/>
      <text:p text:style-name="Standard"><text:span text:style-name="T2">Q</text:span>: What data is saved on your server?</text:p>
      <text:p text:style-name="Standard"><text:span text:style-name="T2">A</text:span>: Only date and time when you edited your image (see <office:annotation office:name="__Annotation__1040_1733192627"><dc:creator>Unknown Author</dc:creator><dc:date>2019-01-26T13:02:12.630000000</dc:date><text:p text:style-name="P1"><text:span text:style-name="T4">Will be linked to statistics page</text:span></text:p></office:annotation>statistics<office:annotation-end office:name="__Annotation__1040_1733192627"/>). Your data is <text:span text:style-name="T1">yours</text:span> and <text:span text:style-name="T1">yours</text:span> alone!</text:p>
      <text:p text:style-name="Standard"/>
      <text:p text:style-name="Standard"><text:span text:style-name="T2">Q</text:span>: In which browsers does ImageVeil run?</text:p>
      <text:p text:style-name="Standard"><text:span text:style-name="T2">A</text:span>: <office:annotation><dc:creator>Unknown Author</dc:creator><dc:date>2019-01-26T13:01:41.083000000</dc:date><text:p text:style-name="P1"><text:span text:style-name="T4">There will be a compatibility table here</text:span></text:p></office:annotation></text:p>
      <text:p text:style-name="Standard"/>
      <text:p text:style-name="Standard">O = Without limitations</text:p>
      <text:p text:style-name="Standard">! = With limitations</text:p>
      <text:p text:style-name="Standard">X = Not usable</text:p>
      <text:p text:style-name="Standard">? = Not tes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3:01:24.536000000</meta:creation-date>
    <dc:date>2019-01-26T13:06:19.710000000</dc:date>
    <meta:editing-duration>PT4M55S</meta:editing-duration>
    <meta:editing-cycles>1</meta:editing-cycles>
    <meta:document-statistic meta:table-count="0" meta:image-count="0" meta:object-count="0" meta:page-count="1" meta:paragraph-count="23" meta:word-count="289" meta:character-count="1604" meta:non-whitespace-character-count="1336"/>
    <meta:generator>LibreOffice/6.1.4.2$Windows_X86_64 LibreOffice_project/9d0f32d1f0b509096fd65e0d4bec26ddd1938fd3</meta:generator>
  </office:meta>
</office:document-meta>
</file>